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3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T5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6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T7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T9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10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T12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13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T15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16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17" style:parent-style-name="Normal" style:family="paragraph">
      <style:text-properties style:font-name="Arial" style:font-name-complex="Arial" fo:font-size="12pt" style:font-size-asian="12pt" style:font-size-complex="12pt"/>
    </style:style>
    <style:style style:name="T18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19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T21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22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size="12pt" style:font-size-asian="12pt" style:font-size-complex="12pt"/>
    </style:style>
    <style:style style:name="T24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25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T27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28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T30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31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T33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34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font-size="12pt" style:font-size-asian="12pt" style:font-size-complex="12pt"/>
    </style:style>
    <style:style style:name="T36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37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38" style:parent-style-name="Normal" style:family="paragraph">
      <style:text-properties style:font-name="Arial" style:font-name-complex="Arial" fo:font-size="12pt" style:font-size-asian="12pt" style:font-size-complex="12pt"/>
    </style:style>
    <style:style style:name="T39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40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  <style:style style:name="P41" style:parent-style-name="Normal" style:family="paragraph">
      <style:text-properties style:font-name="Arial" style:font-name-complex="Arial" fo:font-size="12pt" style:font-size-asian="12pt" style:font-size-complex="12pt"/>
    </style:style>
    <style:style style:name="T42" style:parent-style-name="Fonteparág.padrão" style:family="text">
      <style:text-properties style:font-name="Arial" style:font-name-asian="Courier New" style:font-name-complex="Arial" fo:font-weight="bold" style:font-weight-asian="bold" style:font-weight-complex="bold" fo:font-size="12pt" style:font-size-asian="12pt" style:font-size-complex="12pt"/>
    </style:style>
    <style:style style:name="T43" style:parent-style-name="Fonteparág.padrão" style:family="text">
      <style:text-properties style:font-name="Arial" style:font-name-asian="Courier New" style:font-name-complex="Arial" fo:font-size="12pt" style:font-size-asian="12pt" style:font-size-complex="12pt"/>
    </style:style>
  </office:automatic-styles>
  <office:body>
    <office:text text:use-soft-page-breaks="true">
      <text:p text:style-name="P1"><text:span text:style-name="T2">1)</text:span><text:span text:style-name="T3"><text:s/>Faça um algoritmo que apenas imprima o seu nome na tela e em seguida finalize a aplicação.</text:span></text:p>
      <text:p text:style-name="P4"/>
      <text:p text:style-name="Normal"><text:span text:style-name="T5">2)</text:span><text:span text:style-name="T6"><text:s/>Faça um algoritmo que solicite ao usuário digitar o seu nome e em seguida envie a seguinte frase para a saída padrão: "O seu nome é: [nome do<text:s/></text:span><text:span text:style-name="T7">usuário]".</text:span></text:p>
      <text:p text:style-name="P8"/>
      <text:p text:style-name="Normal"><text:span text:style-name="T9">3)</text:span><text:span text:style-name="T10"><text:s/>Faça um algoritmo que solicite o nome e a idade do usuário e então, envie a seguinte frase para o Console: "O seu nome é &lt;nome&gt; e a sua idade é &lt;idade&gt;".</text:span></text:p>
      <text:p text:style-name="P11"/>
      <text:p text:style-name="Normal"><text:span text:style-name="T12">4)</text:span><text:span text:style-name="T13"><text:s/>Faça um algoritmo que solicite ao usuário informar um número. Em seguida, armazene este número numa variável. Por fim, envie esse número para a saída padrão.</text:span></text:p>
      <text:p text:style-name="P14"/>
      <text:p text:style-name="Normal"><text:span text:style-name="T15">5)</text:span><text:span text:style-name="T16"><text:s/>Faça um algoritmo que solicite ao usuário informar um número. Em seguida, escreva a seguinte mensagem: "O número digitado foi: ".</text:span></text:p>
      <text:p text:style-name="P17"/>
      <text:p text:style-name="Normal"><text:span text:style-name="T18">6)</text:span><text:span text:style-name="T19"><text:s/>Faça um algoritmo que solicite ao usuário informar 3 números. Em seguida, some-os e envie para a saída padrão a seguinte frase: "A soma total é: "</text:span></text:p>
      <text:p text:style-name="P20"/>
      <text:p text:style-name="Normal"><text:span text:style-name="T21">7)</text:span><text:span text:style-name="T22"><text:s/>Faça um algoritmo que solicite ao usuário informar 2 números. Em seguida, some os valores e envie para a saída padrão a seguinte frase: "A soma entre &lt;X&gt; e &lt;Y&gt; é igual &lt;total&gt;".</text:span></text:p>
      <text:p text:style-name="P23"/>
      <text:p text:style-name="Normal"><text:span text:style-name="T24">8)</text:span><text:span text:style-name="T25"><text:s/>Faça um algoritmo que solicite a nota das 4 provas semestrais do usuário. Em seguida, calcule e envie para a saída padrão a média:</text:span></text:p>
      <text:p text:style-name="P26"/>
      <text:p text:style-name="Normal"><text:span text:style-name="T27">9)</text:span><text:span text:style-name="T28"><text:s/>Faça um algoritmo em que o usuário informe uma medida em metros. Em seguida, converta essa medida para centímetros e envie para a saída padrão:</text:span></text:p>
      <text:p text:style-name="P29"/>
      <text:p text:style-name="Normal"><text:span text:style-name="T30">10)</text:span><text:span text:style-name="T31"><text:s/>Faça um algoritmo que calcule o cubo e o quadrado de um determinado número:</text:span></text:p>
      <text:p text:style-name="P32"/>
      <text:p text:style-name="Normal"><text:span text:style-name="T33">11)</text:span><text:span text:style-name="T34"><text:s/>Faça um algoritmo que solicite ao usuário digitar 2 números. Em seguida, imprima o total decimal da divisão e o total inteiro (sem casas decimais):</text:span></text:p>
      <text:p text:style-name="P35"/>
      <text:p text:style-name="Normal"><text:span text:style-name="T36">12)</text:span><text:span text:style-name="T37"><text:s/>Faça um algoritmo que solicite a largura e a altura de um retângulo. Em seguida, imprima para o usuário quantos metros quadrados possui a área total.</text:span></text:p>
      <text:p text:style-name="P38"/>
      <text:p text:style-name="Normal"><text:span text:style-name="T39">13)</text:span><text:span text:style-name="T40"><text:s/>Faça um algoritmo que solicite ao usuário informar uma quantidade de dias, horas, minutos e segundos. Em seguida, converta tudo para segundos:</text:span></text:p>
      <text:p text:style-name="P41"/>
      <text:p text:style-name="Normal"><text:span text:style-name="T42">14)</text:span><text:span text:style-name="T43"><text:s/>Faça um algoritmo que solicite ao usuário informar o valor de uma compra. Em seguida, aplique 10% de desconto e imprima na tela tanto o valor total e também o valor com o desconto aplica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oxnine</dc:creator>
    <meta:creation-date>2024-02-03T16:01:00Z</meta:creation-date>
    <dc:date>2024-02-03T16:03:00Z</dc:date>
    <meta:template xlink:href="Normal" xlink:type="simple"/>
    <meta:editing-cycles>3</meta:editing-cycles>
    <meta:editing-duration>PT120S</meta:editing-duration>
    <meta:document-statistic meta:page-count="1" meta:paragraph-count="4" meta:word-count="320" meta:character-count="2049" meta:row-count="14" meta:non-whitespace-character-count="1733"/>
  </office:meta>
</office:document-meta>
</file>